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86cm" fo:margin-left="0.037cm" table:align="left"/>
    </style:style>
    <style:style style:name="Table1.A" style:family="table-column">
      <style:table-column-properties style:column-width="8.467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text-underline-style="none" fo:font-weight="normal" officeooo:rsid="000b89a5" officeooo:paragraph-rsid="001cded5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0acfb" officeooo:paragraph-rsid="001cded5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077c22" officeooo:paragraph-rsid="001cded5" style:font-size-asian="15pt" style:font-weight-asian="bold" style:font-size-complex="15pt" style:font-weight-complex="bold"/>
    </style:style>
    <style:style style:name="P4" style:family="paragraph" style:parent-style-name="Standard">
      <style:text-properties officeooo:rsid="000b360f" officeooo:paragraph-rsid="001cded5"/>
    </style:style>
    <style:style style:name="P5" style:family="paragraph" style:parent-style-name="Standard">
      <style:text-properties officeooo:rsid="00077c22" officeooo:paragraph-rsid="001cded5"/>
    </style:style>
    <style:style style:name="P6" style:family="paragraph" style:parent-style-name="Standard">
      <style:text-properties officeooo:rsid="0003d53d" officeooo:paragraph-rsid="001cded5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b89a5" officeooo:paragraph-rsid="001cded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c5797" officeooo:paragraph-rsid="001cded5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0be40a" officeooo:paragraph-rsid="001cded5" style:font-weight-asian="bold" style:font-weight-complex="bold"/>
    </style:style>
    <style:style style:name="P10" style:family="paragraph" style:parent-style-name="Standard">
      <style:text-properties officeooo:rsid="000a0efb" officeooo:paragraph-rsid="001cded5"/>
    </style:style>
    <style:style style:name="P11" style:family="paragraph" style:parent-style-name="Standard">
      <style:text-properties officeooo:paragraph-rsid="001cded5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c1624" officeooo:paragraph-rsid="001cded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0c1624" officeooo:paragraph-rsid="001cded5"/>
    </style:style>
    <style:style style:name="P14" style:family="paragraph" style:parent-style-name="Table_20_Contents">
      <style:paragraph-properties fo:text-align="center" style:justify-single-word="false"/>
      <style:text-properties officeooo:rsid="001fbed1" officeooo:paragraph-rsid="001cded5"/>
    </style:style>
    <style:style style:name="T1" style:family="text">
      <style:text-properties officeooo:rsid="000ab00e"/>
    </style:style>
    <style:style style:name="T2" style:family="text">
      <style:text-properties officeooo:rsid="000c1624"/>
    </style:style>
    <style:style style:name="T3" style:family="text">
      <style:text-properties officeooo:rsid="00077c22"/>
    </style:style>
    <style:style style:name="T4" style:family="text">
      <style:text-properties officeooo:rsid="0010acfb"/>
    </style:style>
    <style:style style:name="T5" style:family="text">
      <style:text-properties officeooo:rsid="000b360f"/>
    </style:style>
    <style:style style:name="T6" style:family="text">
      <style:text-properties officeooo:rsid="001cde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</text:span>LSQL SET <text:span text:style-name="T2">6</text:span></text:p>
      <text:p text:style-name="P3"/>
      <text:p text:style-name="P4">Experiment No : <text:span text:style-name="T2">1</text:span><text:span text:style-name="T6">2</text:span></text:p>
      <text:p text:style-name="P5">Name : Ajay J</text:p>
      <text:p text:style-name="P5">Roll No : 4</text:p>
      <text:p text:style-name="P6">Class : S5R</text:p>
      <text:p text:style-name="P11"><text:span text:style-name="T3">Date : </text:span><text:span text:style-name="T2">13</text:span><text:span text:style-name="T3">/</text:span><text:span text:style-name="T4">01</text:span><text:span text:style-name="T3">/202</text:span><text:span text:style-name="T4">2</text:span></text:p>
      <text:p text:style-name="P11"/>
      <text:p text:style-name="P7">CREATE TABLE</text:p>
      <text:p text:style-name="P11">create table students1(roll_no int, name varchar(20), grade_s1 float, grade_s2 float);</text:p>
      <text:p text:style-name="P10"/>
      <text:p text:style-name="P7">INSERT</text:p>
      <text:p text:style-name="P11">insert into students1 values(1,'Albin',4,8);</text:p>
      <text:p text:style-name="P11">insert into students1 values(2,'Aravind',8,9);</text:p>
      <text:p text:style-name="P11">insert into students1 values(3,'Jacob',3,5);</text:p>
      <text:p text:style-name="P11">insert into students1 values(4,'Balu',6,8);</text:p>
      <text:p text:style-name="P11">insert into students1 values(5,'Gokul',2,9);</text:p>
      <text:p text:style-name="P11">insert into students1 values(6,'Adithyan',1,2);</text:p>
      <text:p text:style-name="P11"/>
      <text:p text:style-name="P8">QUESTION</text:p>
      <text:p text:style-name="P11"><text:span text:style-name="T4">1. </text:span><text:span text:style-name="T6">Given student report database in which student marks assessment is recorded. In such schema, create a trigger so that the total and average of specified marks is automatically inserted whenever a record is inserted.</text:span></text:p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Operation</text:p>
          </table:table-cell>
          <table:table-cell table:style-name="Table1.A1" office:value-type="string">
            <text:p text:style-name="P12">Action/Message</text:p>
          </table:table-cell>
        </table:table-row>
        <table:table-row>
          <table:table-cell table:style-name="Table1.A1" office:value-type="string">
            <text:p text:style-name="P13"><text:s text:c="2"/>If the name , roll no, s1, s2 of student is updated</text:p>
          </table:table-cell>
          <table:table-cell table:style-name="Table1.A1" office:value-type="string">
            <text:p text:style-name="P14"><text:s text:c="2"/><text:span text:style-name="T2">Updated to sname(sname is the revised name of a particular student)</text:span></text:p>
          </table:table-cell>
        </table:table-row>
        <table:table-row>
          <table:table-cell table:style-name="Table1.A1" office:value-type="string">
            <text:p text:style-name="P13"><text:s text:c="2"/>If a row or tuple is inserted</text:p>
          </table:table-cell>
          <table:table-cell table:style-name="Table1.A1" office:value-type="string">
            <text:p text:style-name="P13">Inserting sname(sname is the entered name of a particular student)</text:p>
          </table:table-cell>
        </table:table-row>
        <table:table-row>
          <table:table-cell table:style-name="Table1.A1" office:value-type="string">
            <text:p text:style-name="P13"><text:s text:c="2"/>If a row or tuple is deleted</text:p>
          </table:table-cell>
          <table:table-cell table:style-name="Table1.A1" office:value-type="string">
            <text:p text:style-name="P13">Deleting sname(sname is the name of deleted student)</text:p>
          </table:table-cell>
        </table:table-row>
      </table:table>
      <text:p text:style-name="P10"/>
      <text:p text:style-name="P7">PROGRAM</text:p>
      <text:p text:style-name="P1">create or replace trigger t </text:p>
      <text:p text:style-name="P1">before</text:p>
      <text:p text:style-name="P1">insert or update of roll_no, name, grade_s1, grade_s2 or delete on students1 for each row</text:p>
      <text:p text:style-name="P1">begin</text:p>
      <text:p text:style-name="P1"><text:tab/>case</text:p>
      <text:p text:style-name="P1"><text:tab/><text:tab/>when inserting then</text:p>
      <text:p text:style-name="P1"><text:tab/><text:tab/><text:tab/>dbms_output.put_line('Trigger message : inserting ' ||:new.name);</text:p>
      <text:p text:style-name="P1"><text:tab/><text:tab/>when updating('roll_no') then</text:p>
      <text:p text:style-name="P1"><text:tab/><text:tab/><text:tab/>dbms_output.put_line('Trigger message : updating ' ||:new.name||':old roll_no-'||:old.roll_no||' to new roll_no-'||:new.roll_no);</text:p>
      <text:p text:style-name="P1"><text:tab/><text:tab/>when updating('name') then</text:p>
      <text:p text:style-name="P1"><text:tab/><text:tab/><text:tab/>dbms_output.put_line('Trigger message : updating ' ||:new.name||':old name-'||:old.name||' to new name-'||:new.name);</text:p>
      <text:p text:style-name="P1"><text:tab/><text:tab/>when updating('grade_s1') then</text:p>
      <text:p text:style-name="P1"><text:tab/><text:tab/><text:tab/>dbms_output.put_line('Trigger message : updating ' ||:new.name||':old grade_s1-'||:old.grade_s1||' to new grade_s1-'||:new.grade_s1);</text:p>
      <text:p text:style-name="P1"><text:tab/><text:tab/>when updating('grade_s2') then</text:p>
      <text:p text:style-name="P1"><text:tab/><text:tab/><text:tab/>dbms_output.put_line('Trigger message : updating ' ||:new.name||':old grade_s2-'||:old.grade_s2||' to new grade_s2-'||:new.grade_s2);</text:p>
      <text:p text:style-name="P1"><text:soft-page-break/><text:tab/><text:tab/>when deleting then</text:p>
      <text:p text:style-name="P1"><text:tab/><text:tab/><text:tab/>dbms_output.put_line('Trigger message : deleting ' ||:old.name);</text:p>
      <text:p text:style-name="P1"><text:tab/>end case;</text:p>
      <text:p text:style-name="P1">end;</text:p>
      <text:p text:style-name="P1">/</text:p>
      <text:p text:style-name="P1"/>
      <text:p text:style-name="P9">OUTPUT</text:p>
      <text:p text:style-name="P1">SQL&gt; select * from students1;</text:p>
      <text:p text:style-name="P1"/>
      <text:p text:style-name="P1"><text:s text:c="3"/>ROLL_NO <text:tab/>NAME <text:tab/><text:tab/>GRADE_S1 <text:s text:c="2"/><text:tab/>GRADE_S2</text:p>
      <text:p text:style-name="P1">---------- <text:tab/>-------------------- <text:tab/>---------- <text:tab/>----------</text:p>
      <text:p text:style-name="P1"><text:tab/> 1 <text:tab/>Albin<text:tab/><text:tab/><text:tab/> 4<text:tab/> <text:s text:c="3"/><text:tab/>8</text:p>
      <text:p text:style-name="P1"><text:tab/> 2 <text:tab/>Aravind<text:tab/><text:tab/> 8<text:tab/> <text:s text:c="3"/><text:tab/>9</text:p>
      <text:p text:style-name="P1"><text:tab/> 3 <text:tab/>Jacob<text:tab/><text:tab/><text:tab/> 3<text:tab/> <text:s text:c="3"/><text:tab/>5</text:p>
      <text:p text:style-name="P1"><text:tab/> 4 <text:tab/>Balu <text:tab/><text:tab/><text:tab/> 6<text:tab/> <text:s text:c="3"/><text:tab/>8</text:p>
      <text:p text:style-name="P1"><text:tab/> 5 <text:tab/>Gokul<text:tab/><text:tab/><text:tab/> 2<text:tab/> <text:s text:c="3"/><text:tab/>9</text:p>
      <text:p text:style-name="P1"><text:tab/> 6 <text:tab/>Adithyan<text:tab/><text:tab/> 1<text:tab/> <text:s text:c="3"/><text:tab/>2</text:p>
      <text:p text:style-name="P1"><text:tab/> 7 <text:tab/>Aiswarya<text:tab/><text:tab/> 9<text:tab/> <text:s text:c="3"/><text:tab/>3</text:p>
      <text:p text:style-name="P1"/>
      <text:p text:style-name="P1">7 rows selected.</text:p>
      <text:p text:style-name="P1"/>
      <text:p text:style-name="P1">SQL&gt; @/home/csdb05/Ajay/PLSQL/trigger.sql</text:p>
      <text:p text:style-name="P1"/>
      <text:p text:style-name="P1">Trigger created.</text:p>
      <text:p text:style-name="P1"/>
      <text:p text:style-name="P1">SQL&gt; insert into students1 values(7,'Aiswarya',9,3);</text:p>
      <text:p text:style-name="P1">Trigger message : inserting Aiswarya</text:p>
      <text:p text:style-name="P1"/>
      <text:p text:style-name="P1">1 row created.</text:p>
      <text:p text:style-name="P1"/>
      <text:p text:style-name="P1">SQL&gt; update students1 set roll_no=8 where roll_no=7;</text:p>
      <text:p text:style-name="P1">Trigger message : updating Aiswarya:old roll_no-7 to new roll_no-8</text:p>
      <text:p text:style-name="P1"/>
      <text:p text:style-name="P1">1 row updated.</text:p>
      <text:p text:style-name="P1"/>
      <text:p text:style-name="P1">SQL&gt; delete from students1 where roll_no = 8;</text:p>
      <text:p text:style-name="P1">Trigger message : deleting Aiswarya</text:p>
      <text:p text:style-name="P1"/>
      <text:p text:style-name="P1">1 row deleted.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11:34:56.986161269</meta:creation-date>
    <dc:date>2022-01-13T12:00:07.229657811</dc:date>
    <meta:editing-duration>PT14M56S</meta:editing-duration>
    <meta:editing-cycles>2</meta:editing-cycles>
    <meta:generator>LibreOffice/6.4.4.2$Linux_X86_64 LibreOffice_project/40$Build-2</meta:generator>
    <meta:document-statistic meta:table-count="1" meta:image-count="0" meta:object-count="0" meta:page-count="2" meta:paragraph-count="69" meta:word-count="346" meta:character-count="2671" meta:non-whitespace-character-count="2266"/>
  </office:meta>
</office:document-meta>
</file>